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/>
    <style:font-face style:name="Helvetica LT Std Light1" svg:font-family="'Helvetica LT Std Light'"/>
    <style:font-face style:name="Helvetica" svg:font-family="Helvetica" style:font-family-generic="swiss"/>
    <style:font-face style:name="Courier" svg:font-family="Courier" style:font-family-generic="modern" style:font-pitch="fixed"/>
    <style:font-face style:name="Courier1" svg:font-family="Courier" style:font-adornments="Bold" style:font-family-generic="modern" style:font-pitch="fixed"/>
    <style:font-face style:name="Courier New2" svg:font-family="'Courier New'" style:font-adornments="Bold" style:font-family-generic="modern" style:font-pitch="fixed"/>
    <style:font-face style:name="Arial1" svg:font-family="Arial" style:font-pitch="variable"/>
    <style:font-face style:name="Courier New" svg:font-family="'Courier New'" style:font-pitch="variable"/>
    <style:font-face style:name="Helvetica LT Std Light" svg:font-family="'Helvetica LT Std Light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5cm" svg:stroke-color="#000000" draw:marker-start-width="0.337cm" draw:marker-end-width="0.337cm" draw:fill="solid" draw:fill-color="#dddddd" draw:textarea-horizontal-align="justify" draw:textarea-vertical-align="middle" draw:auto-grow-height="false" fo:min-height="5.873cm" fo:min-width="14.232cm" fo:padding-top="0.112cm" fo:padding-bottom="0.112cm" fo:padding-left="0.237cm" fo:padding-right="0.237cm"/>
    </style:style>
    <style:style style:name="gr2" style:family="graphic" style:parent-style-name="standard">
      <style:graphic-properties draw:stroke="solid" svg:stroke-width="0.025cm" svg:stroke-color="#000000" draw:marker-start-width="0.337cm" draw:marker-end-width="0.337cm" draw:fill="solid" draw:fill-color="#eeeeee" draw:textarea-horizontal-align="justify" draw:textarea-vertical-align="middle" draw:auto-grow-height="false" fo:min-height="3.815cm" fo:min-width="14.232cm" fo:padding-top="0.137cm" fo:padding-bottom="0.137cm" fo:padding-left="0.262cm" fo:padding-right="0.262cm"/>
    </style:style>
    <style:style style:name="gr3" style:family="graphic" style:parent-style-name="standard">
      <style:graphic-properties draw:stroke="solid" svg:stroke-width="0.053cm" svg:stroke-color="#000000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4" style:family="graphic" style:parent-style-name="standard" style:list-style-name="L1">
      <style:graphic-properties draw:stroke="none" svg:stroke-color="#000000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 style:list-style-name="L1">
      <style:graphic-properties draw:stroke="none" svg:stroke-color="#000000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 style:list-style-name="L1">
      <style:graphic-properties draw:stroke="none" svg:stroke-color="#000000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solid" svg:stroke-width="0.053cm" svg:stroke-color="#000000" draw:marker-end="msArrowOpenEnd_20_5" draw:marker-end-width="0.315cm" draw:marker-end-center="false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8" style:family="graphic" style:parent-style-name="standard" style:list-style-name="L1">
      <style:graphic-properties draw:stroke="none" svg:stroke-color="#000000" draw:fill="solid" draw:fill-color="#eeeeee" draw:textarea-vertical-align="top" draw:auto-grow-height="true" fo:min-height="0cm" fo:min-width="0cm" fo:padding-top="0.125cm" fo:padding-bottom="0.125cm" fo:padding-left="0.051cm" fo:padding-right="0.051cm" fo:wrap-option="no-wrap"/>
    </style:style>
    <style:style style:name="gr9" style:family="graphic" style:parent-style-name="standard" style:list-style-name="L1">
      <style:graphic-properties draw:stroke="none" svg:stroke-color="#000000" draw:fill="solid" draw:fill-color="#eeeeee" draw:textarea-vertical-align="top" draw:auto-grow-height="true" fo:min-height="0cm" fo:min-width="0cm" fo:padding-top="0.125cm" fo:padding-bottom="0.125cm" fo:padding-left="0.051cm" fo:padding-right="0.051cm" fo:wrap-option="no-wrap"/>
    </style:style>
    <style:style style:name="gr10" style:family="graphic" style:parent-style-name="standard" style:list-style-name="L1">
      <style:graphic-properties draw:stroke="none" svg:stroke-color="#000000" draw:fill="solid" draw:fill-color="#eeeeee" draw:textarea-vertical-align="top" draw:auto-grow-height="true" fo:min-height="0cm" fo:min-width="0cm" fo:padding-top="0.125cm" fo:padding-bottom="0.125cm" fo:padding-left="0.051cm" fo:padding-right="0.051cm" fo:wrap-option="no-wrap"/>
    </style:style>
    <style:style style:name="gr11" style:family="graphic" style:parent-style-name="standard" style:list-style-name="L1">
      <style:graphic-properties draw:stroke="none" svg:stroke-color="#000000" draw:fill="solid" draw:fill-color="#eeeeee" draw:textarea-vertical-align="top" draw:auto-grow-height="true" fo:min-height="0cm" fo:min-width="0cm" fo:padding-top="0.125cm" fo:padding-bottom="0.125cm" fo:padding-left="0.051cm" fo:padding-right="0.051cm" fo:wrap-option="no-wrap"/>
    </style:style>
    <style:style style:name="gr12" style:family="graphic" style:parent-style-name="standard" style:list-style-name="L1">
      <style:graphic-properties draw:stroke="none" svg:stroke-color="#000000" draw:fill="solid" draw:fill-color="#dddddd" draw:textarea-vertical-align="top" draw:auto-grow-height="true" fo:min-height="0cm" fo:min-width="0cm" fo:padding-top="0.125cm" fo:padding-bottom="0.125cm" fo:padding-left="0.051cm" fo:padding-right="0.051cm" fo:wrap-option="no-wrap"/>
    </style:style>
    <style:style style:name="gr13" style:family="graphic" style:parent-style-name="standard" style:list-style-name="L1">
      <style:graphic-properties draw:stroke="none" svg:stroke-color="#000000" draw:fill="solid" draw:fill-color="#dddddd" draw:textarea-vertical-align="top" draw:auto-grow-height="true" fo:min-height="0cm" fo:min-width="0cm" fo:padding-top="0.125cm" fo:padding-bottom="0.125cm" fo:padding-left="0.051cm" fo:padding-right="0.051cm" fo:wrap-option="no-wrap"/>
    </style:style>
    <style:style style:name="gr14" style:family="graphic" style:parent-style-name="standard" style:list-style-name="L1">
      <style:graphic-properties draw:stroke="none" svg:stroke-color="#000000" draw:fill="solid" draw:fill-color="#dddddd" draw:textarea-vertical-align="top" draw:auto-grow-height="true" fo:min-height="0cm" fo:min-width="0cm" fo:padding-top="0.125cm" fo:padding-bottom="0.125cm" fo:padding-left="0.051cm" fo:padding-right="0.051cm" fo:wrap-option="no-wrap"/>
    </style:style>
    <style:style style:name="gr15" style:family="graphic" style:parent-style-name="standard" style:list-style-name="L1">
      <style:graphic-properties draw:stroke="none" svg:stroke-color="#000000" draw:fill="solid" draw:fill-color="#dddddd" draw:textarea-vertical-align="top" draw:auto-grow-height="true" fo:min-height="0cm" fo:min-width="0cm" fo:padding-top="0.125cm" fo:padding-bottom="0.125cm" fo:padding-left="0.051cm" fo:padding-right="0.051cm" fo:wrap-option="no-wrap"/>
    </style:style>
    <style:style style:name="gr16" style:family="graphic" style:parent-style-name="standard" style:list-style-name="L1">
      <style:graphic-properties draw:stroke="none" svg:stroke-color="#000000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 style:list-style-name="L1">
      <style:graphic-properties draw:stroke="none" svg:stroke-color="#000000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P1" style:family="paragraph">
      <style:paragraph-properties fo:text-align="center"/>
      <style:text-properties fo:color="#000000"/>
    </style:style>
    <style:style style:name="P2" style:family="paragraph">
      <style:paragraph-properties fo:text-align="center"/>
      <style:text-properties fo:color="#000000" fo:font-size="18pt"/>
    </style:style>
    <style:style style:name="P3" style:family="paragraph">
      <style:paragraph-properties fo:line-height="80%"/>
      <style:text-properties fo:color="#000000" style:font-name="Helvetica" fo:font-size="16pt" fo:font-weight="bold" style:font-size-asian="16pt" style:font-weight-asian="bold" style:font-size-complex="16pt" style:font-weight-complex="bold"/>
    </style:style>
    <style:style style:name="P4" style:family="paragraph">
      <style:paragraph-properties fo:line-height="80%" fo:text-align="center"/>
      <style:text-properties fo:color="#000000" style:font-name="Helvetica" fo:font-size="16pt" fo:font-weight="bold" style:font-size-asian="16pt" style:font-weight-asian="bold" style:font-size-complex="16pt" style:font-weight-complex="bold"/>
    </style:style>
    <style:style style:name="P5" style:family="paragraph">
      <style:paragraph-properties fo:line-height="60%" fo:text-align="center"/>
      <style:text-properties fo:color="#000000" style:font-name="Courier" fo:font-size="18pt" fo:font-weight="bold" style:font-size-asian="18pt" style:font-weight-asian="bold" style:font-size-complex="18pt" style:font-weight-complex="bold"/>
    </style:style>
    <style:style style:name="P6" style:family="paragraph">
      <style:paragraph-properties fo:line-height="70%" fo:text-align="center"/>
      <style:text-properties fo:color="#000000" style:font-name="Courier" fo:font-size="18pt" fo:font-weight="bold" style:font-size-asian="18pt" style:font-weight-asian="bold" style:font-size-complex="18pt" style:font-weight-complex="bold"/>
    </style:style>
    <style:style style:name="P7" style:family="paragraph">
      <style:paragraph-properties fo:line-height="60%" fo:text-align="center"/>
      <style:text-properties fo:color="#000000" style:font-name="Courier1" fo:font-size="18pt" fo:font-weight="bold" style:font-size-asian="18pt" style:font-size-complex="18pt"/>
    </style:style>
    <style:style style:name="P8" style:family="paragraph">
      <style:paragraph-properties fo:text-align="center"/>
      <style:text-properties fo:color="#000000" style:font-name="Courier" fo:font-size="18pt" fo:font-weight="bold" style:font-size-asian="18pt" style:font-weight-asian="bold" style:font-size-complex="18pt" style:font-weight-complex="bold"/>
    </style:style>
    <style:style style:name="P9" style:family="paragraph">
      <style:paragraph-properties fo:line-height="60%"/>
      <style:text-properties fo:color="#000000" style:font-name="Courier1" fo:font-size="18pt" fo:font-weight="bold" style:font-size-asian="18pt" style:font-size-complex="18pt"/>
    </style:style>
    <style:style style:name="P10" style:family="paragraph">
      <style:paragraph-properties fo:line-height="72%" fo:text-align="center"/>
      <style:text-properties fo:color="#000000" style:font-name="Courier" fo:font-size="18pt" fo:font-weight="bold" style:font-size-asian="18pt" style:font-size-complex="18pt"/>
    </style:style>
    <style:style style:name="P11" style:family="paragraph">
      <style:text-properties fo:color="#000000" style:font-name="Courier" fo:font-size="18pt" fo:font-weight="bold" style:font-size-asian="18pt" style:font-size-complex="18pt"/>
    </style:style>
    <style:style style:name="P12" style:family="paragraph">
      <style:paragraph-properties fo:text-align="center"/>
      <style:text-properties fo:color="#000000" style:font-name="Helvetica" fo:font-size="16pt" fo:font-weight="bold" style:font-size-asian="16pt" style:font-weight-asian="bold" style:font-size-complex="16pt" style:font-weight-complex="bold"/>
    </style:style>
    <style:style style:name="T1" style:family="text">
      <style:text-properties style:text-line-through-style="none" style:text-line-through-type="none" fo:letter-spacing="normal" fo:font-style="normal" style:text-underline-style="none" style:font-style-asian="normal" style:font-name-complex="Helvetica LT Std Light1" style:font-style-complex="normal"/>
    </style:style>
    <style:style style:name="T2" style:family="text">
      <style:text-properties style:text-line-through-style="none" style:text-line-through-type="none" fo:font-size="9pt" fo:letter-spacing="normal" fo:font-style="normal" style:text-underline-style="none" style:font-size-asian="9pt" style:font-style-asian="normal" style:font-name-complex="Courier New1" style:font-size-complex="9pt" style:font-style-complex="normal"/>
    </style:style>
    <style:style style:name="T3" style:family="text">
      <style:text-properties style:text-line-through-style="none" style:text-line-through-type="none" fo:letter-spacing="normal" fo:font-style="normal" style:text-underline-style="none" style:font-style-asian="normal" style:font-name-complex="Courier New1" style:font-style-complex="normal"/>
    </style:style>
    <style:style style:name="T4" style:family="text">
      <style:text-properties style:text-line-through-style="none" style:text-line-through-type="none" fo:font-size="9pt" fo:letter-spacing="normal" fo:font-style="normal" style:text-underline-style="none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T5" style:family="text">
      <style:text-properties style:text-line-through-style="none" style:text-line-through-type="none" fo:letter-spacing="normal" fo:font-style="normal" style:text-underline-style="none" style:font-style-asian="normal" style:font-weight-asian="normal" style:font-name-complex="Courier New1" style:font-style-complex="normal" style:font-weight-complex="normal"/>
    </style:style>
    <style:style style:name="T6" style:family="text">
      <style:text-properties style:text-line-through-style="none" style:text-line-through-type="none" fo:letter-spacing="normal" fo:font-style="normal" style:text-underline-style="none" style:font-style-asian="normal" style:font-weight-asian="normal" style:font-name-complex="Helvetica LT Std Light1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732cm" svg:height="6.147cm" svg:x="0.433cm" svg:y="5.6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4.732cm" svg:height="4.089cm" svg:x="0.433cm" svg:y="1.5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Straight Connector 4" draw:style-name="gr3" draw:text-style-name="P2" draw:layer="layout" svg:x1="5.192cm" svg:y1="1.627cm" svg:x2="5.192cm" svg:y2="11.801cm">
          <text:p/>
        </draw:line>
        <draw:line draw:name="Straight Connector 5" draw:style-name="gr3" draw:text-style-name="P2" draw:layer="layout" svg:x1="9.752cm" svg:y1="1.627cm" svg:x2="9.752cm" svg:y2="11.801cm">
          <text:p/>
        </draw:line>
        <draw:line draw:name="Straight Connector 6" draw:style-name="gr3" draw:text-style-name="P2" draw:layer="layout" svg:x1="14.232cm" svg:y1="1.627cm" svg:x2="14.232cm" svg:y2="11.801cm">
          <text:p/>
        </draw:line>
        <draw:custom-shape draw:name="Rectangle 7" draw:style-name="gr4" draw:text-style-name="P3" draw:layer="layout" svg:width="1.692cm" svg:height="1.06cm" svg:x="4.382cm" svg:y="0.184cm">
          <text:p text:style-name="P3"><text:span text:style-name="T1">CPU</text:span></text:p>
          <draw:enhanced-geometry svg:viewBox="0 0 21600 21600" draw:type="rectangle" draw:enhanced-path="M 0 0 L 21600 0 21600 21600 0 21600 0 0 Z N"/>
        </draw:custom-shape>
        <draw:custom-shape draw:name="Rectangle 8" draw:style-name="gr5" draw:text-style-name="P4" draw:layer="layout" svg:width="3.097cm" svg:height="1.707cm" svg:x="8.216cm" svg:y="-0.115cm">
          <text:p text:style-name="P4"><text:span text:style-name="T1">Bus</text:span><text:span text:style-name="T1"><text:line-break/></text:span><text:span text:style-name="T1">controller</text:span></text:p>
          <draw:enhanced-geometry svg:viewBox="0 0 21600 21600" draw:type="rectangle" draw:enhanced-path="M 0 0 L 21600 0 21600 21600 0 21600 0 0 Z N"/>
        </draw:custom-shape>
        <draw:custom-shape draw:name="Rectangle 9" draw:style-name="gr6" draw:text-style-name="P4" draw:layer="layout" svg:width="2.305cm" svg:height="1.06cm" svg:x="13.075cm" svg:y="0.184cm">
          <text:p text:style-name="P4"><text:span text:style-name="T1">Device</text:span></text:p>
          <draw:enhanced-geometry svg:viewBox="0 0 21600 21600" draw:type="rectangle" draw:enhanced-path="M 0 0 L 21600 0 21600 21600 0 21600 0 0 Z N"/>
        </draw:custom-shape>
        <draw:connector draw:name="Straight Arrow Connector 10" draw:style-name="gr7" draw:text-style-name="P2" draw:layer="layout" draw:type="line" svg:x1="5.256cm" svg:y1="2.265cm" svg:x2="9.763cm" svg:y2="2.657cm" svg:d="M5256 2265l4507 392" svg:viewBox="0 0 4508 393">
          <text:p/>
        </draw:connector>
        <draw:connector draw:name="Straight Arrow Connector 11" draw:style-name="gr7" draw:text-style-name="P2" draw:layer="layout" draw:type="line" svg:x1="9.771cm" svg:y1="6.765cm" svg:x2="14.279cm" svg:y2="7.157cm" svg:d="M9771 6765l4508 392" svg:viewBox="0 0 4509 393">
          <text:p/>
        </draw:connector>
        <draw:connector draw:name="Straight Arrow Connector 12" draw:style-name="gr7" draw:text-style-name="P2" draw:layer="layout" draw:type="line" svg:x1="9.709cm" svg:y1="2.861cm" svg:x2="5.201cm" svg:y2="3.253cm" svg:d="M9709 2861l-4508 392" svg:viewBox="0 0 4509 393">
          <text:p/>
        </draw:connector>
        <draw:connector draw:name="Straight Arrow Connector 13" draw:style-name="gr7" draw:text-style-name="P2" draw:layer="layout" draw:type="line" svg:x1="14.248cm" svg:y1="6.185cm" svg:x2="9.74cm" svg:y2="6.577cm" svg:d="M14248 6185l-4508 392" svg:viewBox="0 0 4509 393">
          <text:p/>
        </draw:connector>
        <draw:connector draw:name="Straight Arrow Connector 14" draw:style-name="gr7" draw:text-style-name="P2" draw:layer="layout" draw:type="line" svg:x1="14.208cm" svg:y1="4.513cm" svg:x2="5.169cm" svg:y2="5.299cm" svg:d="M14208 4513l-9039 786" svg:viewBox="0 0 9040 787">
          <text:p/>
        </draw:connector>
        <draw:connector draw:name="Straight Arrow Connector 15" draw:style-name="gr7" draw:text-style-name="P2" draw:layer="layout" draw:type="line" svg:x1="14.24cm" svg:y1="7.955cm" svg:x2="5.201cm" svg:y2="8.741cm" svg:d="M14240 7955l-9039 786" svg:viewBox="0 0 9040 787">
          <text:p/>
        </draw:connector>
        <draw:connector draw:name="Straight Arrow Connector 16" draw:style-name="gr7" draw:text-style-name="P2" draw:layer="layout" draw:type="line" svg:x1="5.232cm" svg:y1="3.47cm" svg:x2="14.271cm" svg:y2="4.256cm" svg:d="M5232 3470l9039 786" svg:viewBox="0 0 9040 787">
          <text:p/>
        </draw:connector>
        <draw:custom-shape draw:name="Rectangle 17" draw:style-name="gr8" draw:text-style-name="P5" draw:layer="layout" svg:width="1.819cm" svg:height="0.979cm" svg:x="5.785cm" svg:y="1.744cm">
          <text:p text:style-name="P5"><text:span text:style-name="T2"><text:s/></text:span><text:span text:style-name="T3">REQ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9" draw:text-style-name="P6" draw:layer="layout" svg:width="2.009cm" svg:height="0.979cm" svg:x="6.766cm" svg:y="2.603cm">
          <text:p text:style-name="P6"><text:span text:style-name="T3">GRA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9" draw:style-name="gr10" draw:text-style-name="P7" draw:layer="layout" svg:width="2.01cm" svg:height="0.979cm" svg:x="10.607cm" svg:y="3.514cm">
          <text:p text:style-name="P7"><text:span text:style-name="T4"><text:s/></text:span><text:span text:style-name="T5">READ</text:span><text:span text:style-name="T4">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20" draw:style-name="gr11" draw:text-style-name="P8" draw:layer="layout" svg:width="1.628cm" svg:height="0.979cm" svg:x="6.707cm" svg:y="4.564cm">
          <text:p text:style-name="P8"><text:span text:style-name="T3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name="Straight Arrow Connector 21" draw:style-name="gr7" draw:text-style-name="P2" draw:layer="layout" draw:type="line" svg:x1="14.24cm" svg:y1="8.378cm" svg:x2="5.201cm" svg:y2="9.164cm" svg:d="M14240 8378l-9039 786" svg:viewBox="0 0 9040 787">
          <text:p/>
        </draw:connector>
        <draw:connector draw:name="Straight Arrow Connector 22" draw:style-name="gr7" draw:text-style-name="P2" draw:layer="layout" draw:type="line" svg:x1="14.24cm" svg:y1="8.801cm" svg:x2="5.201cm" svg:y2="9.587cm" svg:d="M14240 8801l-9039 786" svg:viewBox="0 0 9040 787">
          <text:p/>
        </draw:connector>
        <draw:connector draw:name="Straight Arrow Connector 23" draw:style-name="gr7" draw:text-style-name="P2" draw:layer="layout" draw:type="line" svg:x1="14.24cm" svg:y1="9.225cm" svg:x2="5.201cm" svg:y2="10.011cm" svg:d="M14240 9225l-9039 786" svg:viewBox="0 0 9040 787">
          <text:p/>
        </draw:connector>
        <draw:connector draw:name="Straight Arrow Connector 24" draw:style-name="gr7" draw:text-style-name="P2" draw:layer="layout" draw:type="line" svg:x1="14.24cm" svg:y1="9.648cm" svg:x2="5.201cm" svg:y2="10.434cm" svg:d="M14240 9648l-9039 786" svg:viewBox="0 0 9040 787">
          <text:p/>
        </draw:connector>
        <draw:connector draw:name="Straight Arrow Connector 25" draw:style-name="gr7" draw:text-style-name="P2" draw:layer="layout" draw:type="line" svg:x1="14.24cm" svg:y1="10.071cm" svg:x2="5.201cm" svg:y2="10.857cm" svg:d="M14240 10071l-9039 786" svg:viewBox="0 0 9040 787">
          <text:p/>
        </draw:connector>
        <draw:connector draw:name="Straight Arrow Connector 26" draw:style-name="gr7" draw:text-style-name="P2" draw:layer="layout" draw:type="line" svg:x1="14.24cm" svg:y1="10.495cm" svg:x2="5.201cm" svg:y2="11.281cm" svg:d="M14240 10495l-9039 786" svg:viewBox="0 0 9040 787">
          <text:p/>
        </draw:connector>
        <draw:custom-shape draw:name="Rectangle 27" draw:style-name="gr12" draw:text-style-name="P7" draw:layer="layout" svg:width="1.629cm" svg:height="0.979cm" svg:x="12.221cm" svg:y="5.728cm">
          <text:p text:style-name="P7"><text:span text:style-name="T4"><text:s/></text:span><text:span text:style-name="T5">REQ</text:span><text:span text:style-name="T4">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28" draw:style-name="gr13" draw:text-style-name="P9" draw:layer="layout" svg:width="2.39cm" svg:height="0.979cm" svg:x="10.279cm" svg:y="6.575cm">
          <text:p text:style-name="P9"><text:span text:style-name="T5"><text:s/></text:span><text:span text:style-name="T5">GRA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29" draw:style-name="gr14" draw:text-style-name="P10" draw:layer="layout" svg:width="1.628cm" svg:height="3.075cm" svg:x="6.695cm" svg:y="8.308cm">
          <text:p text:style-name="P10"><text:span text:style-name="T6">DATA</text:span><text:span text:style-name="T6"><text:line-break/></text:span><text:span text:style-name="T6">.</text:span><text:span text:style-name="T6"><text:line-break/></text:span><text:span text:style-name="T6">.</text:span><text:span text:style-name="T6"><text:line-break/></text:span><text:span text:style-name="T6">.</text:span><text:span text:style-name="T6"><text:line-break/></text:span><text:span text:style-name="T6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name="Straight Arrow Connector 30" draw:style-name="gr7" draw:text-style-name="P2" draw:layer="layout" draw:type="line" svg:x1="14.232cm" svg:y1="7.516cm" svg:x2="5.193cm" svg:y2="8.302cm" svg:d="M14232 7516l-9039 786" svg:viewBox="0 0 9040 787">
          <text:p/>
        </draw:connector>
        <draw:custom-shape draw:name="Rectangle 31" draw:style-name="gr15" draw:text-style-name="P11" draw:layer="layout" svg:width="3.914cm" svg:height="0.979cm" svg:x="5.614cm" svg:y="7.396cm">
          <text:p text:style-name="P11"><text:span text:style-name="T6">Start 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32" draw:style-name="gr16" draw:text-style-name="P12" draw:layer="layout" svg:width="4.875cm" svg:height="2.678cm" svg:x="0.398cm" svg:y="1.996cm">
          <text:p text:style-name="P12"><text:span text:style-name="T1">Single</text:span><text:span text:style-name="T1"><text:line-break/></text:span><text:span text:style-name="T1">programmed-I/O</text:span><text:span text:style-name="T1"><text:line-break/></text:span><text:span text:style-name="T1">r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33" draw:style-name="gr17" draw:text-style-name="P12" draw:layer="layout" svg:width="3.254cm" svg:height="1.869cm" svg:x="1.021cm" svg:y="6.492cm">
          <text:p text:style-name="P12"><text:span text:style-name="T1">DMA</text:span><text:span text:style-name="T1"><text:line-break/></text:span><text:span text:style-name="T1">burst read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/>
    <style:font-face style:name="Helvetica LT Std Light1" svg:font-family="'Helvetica LT Std Light'"/>
    <style:font-face style:name="Helvetica" svg:font-family="Helvetica" style:font-family-generic="swiss"/>
    <style:font-face style:name="Courier" svg:font-family="Courier" style:font-family-generic="modern" style:font-pitch="fixed"/>
    <style:font-face style:name="Courier1" svg:font-family="Courier" style:font-adornments="Bold" style:font-family-generic="modern" style:font-pitch="fixed"/>
    <style:font-face style:name="Courier New2" svg:font-family="'Courier New'" style:font-adornments="Bold" style:font-family-generic="modern" style:font-pitch="fixed"/>
    <style:font-face style:name="Arial1" svg:font-family="Arial" style:font-pitch="variable"/>
    <style:font-face style:name="Courier New" svg:font-family="'Courier New'" style:font-pitch="variable"/>
    <style:font-face style:name="Helvetica LT Std Light" svg:font-family="'Helvetica LT Std Light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748cm" fo:page-height="12.06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2T00:45:51</meta:creation-date>
    <dc:date>2015-06-21T11:53:08.938548073</dc:date>
    <meta:editing-duration>P1DT2H43M55S</meta:editing-duration>
    <meta:editing-cycles>5</meta:editing-cycles>
    <meta:generator>LibreOffice/4.3.7.2$Linux_ARM_EABI LibreOffice_project/430m0$Build-2</meta:generator>
    <dc:creator>Peter Desnoyers</dc:creator>
    <meta:document-statistic meta:object-count="32"/>
  </office:meta>
</office:document-meta>
</file>